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line-through-type="single"/>
    </style:style>
    <style:style style:name="T3" style:family="text">
      <style:text-properties fo:font-style="italic" style:text-line-through-type="single"/>
    </style:style>
    <style:style style:name="T4" style:family="text">
      <style:text-properties fo:font-weight="bold" style:text-line-through-type="single"/>
    </style:style>
    <style:style style:name="P1" style:family="paragraph" style:parent-style-name="Normal">
      <style:paragraph-properties fo:text-align="center"/>
    </style:style>
  </office:automatic-styles>
  <office:body>
    <office:text>
      <text:p text:style-name="Normal">The countryside is a pleasant and serene refuge from the metropolitan jungle. It is almost always a pleasant and serene place, but he was of the opinion that it was especially pleasant and serene when one wanted to run away from the city.  It was a hot summer day today, and only a few stray clouds occasionally shed darkness on the rice paddy. He had been there all morning, and now the Sun had begun its slow descent into the horizon. </text:p>
      <text:p text:style-name="Normal">"So much for a short walk..." he muttered to himself. </text:p>
      <text:p text:style-name="Normal">"Did you say something?" </text:p>
      <text:p text:style-name="Normal">The question came from the girl with a straw hat at the edge of the paddy. </text:p>
      <text:p text:style-name="Normal">"Hm? Oh, no. I was just talking to myself." </text:p>
      <text:p text:style-name="Normal">She reflected on his answer for a second. </text:p>
      <text:p text:style-name="Normal">"...Then you did say something. Sigh... Always lying to me, aren't you... What am I gonna do with you?" </text:p>
      <text:p text:style-name="Normal"><text:span text:style-name="T1">What is she talking about... we met like... four hours ago... What a pain, </text:span>he concluded. </text:p>
      <text:p text:style-name="Normal">"You're a pain," he let her know. </text:p>
      <text:p text:style-name="Normal">"How mean..." a moment of thought, "I'll forgive you, so make sure to lift that hammer, okay?" </text:p>
      <text:p text:style-name="Normal">She made sure to make the "okay?" sound extra sweet.  He could feel the artificial sweetness forcing their way into his ears. Even the sugar at home wasn't this artificial. Why did she make it sound like he owed her this, like he was doing it for her?  </text:p>
      <text:p text:style-name="Normal">"You really are a pain, you know. Yeah, I'll lift it." </text:p>
      <text:p text:style-name="Normal">"Hooray! Thank you!" </text:p>
      <text:p text:style-name="Normal"><text:span text:style-name="T1">What a strange girl</text:span>. He'd been trying to lift the hammer for the best part of five hours now, but she's acting as though he'd only decided to do so now. <text:span text:style-name="T1">Anyway. </text:span>Once again, he tried to pull. Once again, the hammer didn't budge. It was a massive thing, and because of that they'd both decided to call it 'Mjolnir'. Before the next attempt, he decided to ask: </text:p>
      <text:p text:style-name="Normal">"Any idea how this thing got here in the first place?" </text:p>
      <text:p text:style-name="Normal">"Hmm... no. It just was there, one morning. Nobody knows why or how. It doesn't belong to anyone in our village, if you're wondering. Who knows, maybe it really fell from the heavens?" </text:p>
      <text:p text:style-name="Normal">She said that with absolutely zero conviction.  </text:p>
      <text:p text:style-name="Normal">"A mystery, huh? Hey, I know, if your people start calling it Mjolnir too, maybe it'll become a tourist attraction, like the Excalibur." </text:p>
      <text:p text:style-name="Normal">"Nope. Won't do." No hesitation. And no explanation either.  </text:p>
      <text:p text:style-name="Normal">"Whatever..." something else was bugging him, "Hey, why did you plant a seed right here?" </text:p>
      <text:p text:style-name="Normal">She'd planted it right under the hammer's head. Only the handle of the hammer was actually buried, at a sharp angle, so the head stood just above the earth. Then the seed became a seedling, but its growth might be stunted by Mjolnir. That's why he'd decided to lift it in the first place. </text:p>
      <text:p text:style-name="Normal">"To be honest... I don't know. Maybe I felt that that was the best place to choose so that an encounter might blossom from it." </text:p>
      <text:p text:style-name="Normal">"... What do you mean?" </text:p>
      <text:p text:style-name="Normal">"Exactly what I said: I don't know," she let a shrug accompany her sentence.  </text:p>
      <text:p text:style-name="Normal"><text:span text:style-name="T1">What a strange girl.</text:span> He had a few more go's at lifting Mjolnir, but each attempt was more fruitless than the last. The girl got closer, then she sniffed the air. </text:p>
      <text:p text:style-name="Normal">"Hey. Your B.O. is really bad right now." </text:p>
      <text:p text:style-name="Normal">"...Shut up." </text:p>
      <text:p text:style-name="Normal">It's not like it was his fault, he was drenched in sweat and the summer Sun was hitting as hard as it could. Plus, he was practically doing this for her, for free, her shamelessness in complaining on top of it all was quite impressive. </text:p>
      <text:p text:style-name="Normal">"Yup, your B.O. is really bad." </text:p>
      <text:p text:style-name="Normal">But for some reason, he wasn't getting angry at her. It was as though... he physically couldn't. So many strange things, today. Instead, he was concerned. </text:p>
      <text:p text:style-name="Normal">"Why did you plant it here though... Aren't the farmers going to rip it out once it grows?" </text:p>
      <text:p text:style-name="Normal">At first, she didn't answer. She was mindlessly looking at the sky, her arms behind her back.  </text:p>
      <text:p text:style-name="Normal">「。。。いいえ。そんなことなえ。きっと。」 Was it a thing of these parts? Saying なえ instead of ない。 He didn't bother to ask why. Something, somewhere told him that this was it. <text:span text:style-name="T1">This was what?</text:span> He didn't know, but he thought it had to do with the hammer. So he focused entirely on it. He put his hands on Mjolnir's head for the millionth time, then pulled with all his strength. He gave a mighty cry and felt his arms stretch between his full-force pull and Mjolnir's stubborn resistance. Then, he stumbled backwards.  </text:p>
      <text:p text:style-name="Normal">"Gahh!"  </text:p>
      <text:p text:style-name="Normal">The hammer was beside him, and he was panting heavily.  </text:p>
      <text:p text:style-name="Normal">「は。。。は。。。」 </text:p>
      <text:p text:style-name="Normal">It was only then that something very important occurred to him. </text:p>
      <text:p text:style-name="Normal">「ね。。。君の名は。。。？」 </text:p>
      <text:p text:style-name="Normal">He sat up and looked around, but the girl with a straw hat was nowhere to be found. Instead, he felt a very warm "Thank you" in his heart. It was true warmth. One that he could appreciate in the searing heat of summer. Then, he looked at the gaping hole where the hammer was, and the small seedling close to it. And as his eyes scanned the dirt, he couldn't help but be a little angry at her. </text:p>
      <text:p text:style-name="Normal">"Hey... you could have at least reminded me I could dig up the thing..."</text:p>
      <text:p text:style-name="Normal"/>
      <text:p text:style-name="Normal"/>
      <text:p text:style-name="Normal">It is a little known fact that tsunamis live in dens. Few people are aware of this, and fewer still believe it. In fact, he might have been the only one who did. </text:p>
      <text:p text:style-name="Normal">“Do you think Pan would believe me if I told him about it?”</text:p>
      <text:p text:style-name="Normal">The adults were always too busy to listen to him, so he'd taken up the habit to speak only when someone would listen. Pan was his best friend, and he would tell him anything. But he wasn't here. There was only one person around; thankfully, it was someone he knew would listen: himself. </text:p>
      <text:p text:style-name="Normal">“...Yes. We don't lie to each other.”</text:p>
      <text:p text:style-name="Normal">The seashore was rocky in these parts, the waters, winds and time had sculpted the cliff-side into a little wonder of nature: it was as though it were made of hundreds of smooth, cylindrical rocks, all of different sizes and some taller than others. They were arranged like a strange flight of stairs leading to the sea, the shortest stones being closest to it. He'd found a rock whose looks he liked, and he was sat on it.</text:p>
      <text:p text:style-name="Normal">“Should I tell mom too?,” he asked, and as he wondered about it, a big wave erupted before him upon hitting the cliff, maybe the sea's way of expressing its disapproval.</text:p>
      <text:p text:style-name="Normal">“No, the sea's right, mom would scold you.”</text:p>
      <text:p text:style-name="Normal">“I think mom would scold me anyway. My clothes are all soaked, she's gonna think I skipped out school to play here. Isn't it better if I tell her?”</text:p>
      <text:p text:style-name="Normal">“...”</text:p>
      <text:p text:style-name="Normal">A breeze blew by softly, the waves travelled mindlessly, but... There was no answer. Only silence. It was enough of an answer, and he had no counterargument to it. <text:span text:style-name="T1">And you did skip school,</text:span> he thought to himself.</text:p>
      <text:p text:style-name="Normal">He'd had a little adventure before getting here. He liked exploring anything that looked even remotely interesting to him, and he had a preference for caves and other natural formations. So it was only natural that when he sighted one's entrance some distance from the beach, he'd wanted to go in. He'd entered the cave full of curiosity, and now, strangely enough, he sat on the rocky cliff with even more. He took a deep breath. A single thought occupied his mind.</text:p>
      <text:p text:style-name="Normal">“...I want to go back in...”</text:p>
      <text:p text:style-name="Normal">The cave was actually an opening into the cliff-side, and while the opening was rather large, its insides were impossibly gargantuan. After all, they needed to be, in order to host the leviathans that they hosted. While the ceiling was not much taller than the entrance, the confining walls were out of sight, allowing darkness to take their place. A stream of seawater constantly flowed in from the opening, but as the ground seemingly disappeared upon entering, the stream would transform into a thin but extremely tall waterfall. Its little journey would then end when it joined with an underground lake. The lake's depth and width were unknown, to him, and to anyone, and they would stay so for a long, long time.</text:p>
      <text:p text:style-name="Normal">“I want to go back in.”</text:p>
      <text:p text:style-name="Normal">Not much sunlight poured into the cave when he'd first stood at the entrance, and yet the vast lake was visible in its entirety: it was as though its waters emitted a light of their own. In colour, they were pale blue, a luminescent kind of pale blue, and the way waves moved it around betrayed the fact that it was being emitted by a screen of tiny dots on the surface. They floated around helplessly at the underground tides' whims, sometimes forming islands of light, some other times illuminating everywhere equally, but always creating a mist-like halo in the air above them. </text:p>
      <text:p text:style-name="Normal">He thought that these dots were to the lake what fireflies were to the woods.</text:p>
      <text:p text:style-name="Normal">“...It's fine if mom scolds me.”</text:p>
      <text:p text:style-name="Normal">But that wasn't everything this great hidden lake had to offer. While he thought that that was a pretty enough spectacle, <text:span text:style-name="T1">it</text:span> clearly didn't. </text:p>
      <text:p text:style-name="Normal">His dad often took him exploring with him, and he'd taught him that underground waters are always calm and serene, because they were not exposed to what other waters are exposed to. </text:p>
      <text:p text:style-name="Normal">There, in that lake that only he knew, the waters were not calm. There, in those waters that only he'd seen, the waves were not tame. They were colossi, leviathans of light that crashed into each other. They were titans, rising from the depths and battering the walls that confined them. They were giants, ones Nature deemed too fierce to be unleashed into the open sea. There, in the great cave where calm should have reigned, there were tsunamis. If this great lake that should have been still refused to obey logic, it was because it was alive, and it sought more than just this cave. Just like the boy who had skipped class, maybe it too yearned for freedom.</text:p>
      <text:p text:style-name="Normal">It was a little known fact that tsunamis live in dens, but he knew it, and he would take Pan to make him know it too next time. For now, he would go back there alone,</text:p>
      <text:p text:style-name="Normal">“And mom will definitely scold me.”</text:p>
      <text:p text:style-name="Normal"/>
      <text:p text:style-name="Normal"/>
      <text:p text:style-name="Normal"><text:span text:style-name="T2">It is a little known fact that tsunamis live in dens. Few people are aware of this, and fewer still believe it. In fact, he might be the only one who did. </text:span></text:p>
      <text:p text:style-name="Normal"><text:span text:style-name="T2">“Does it really count as a belief when you know that it's true?”</text:span></text:p>
      <text:p text:style-name="Normal"><text:span text:style-name="T2">Though he'd asked the question out-loud, no one was around to answer it. </text:span><text:span text:style-name="T3">Oh well, guess I have to do everything myself. </text:span></text:p>
      <text:p text:style-name="Normal"><text:span text:style-name="T2">The seashore was rocky in these parts, the waters, winds and time had sculpted the cliff-side into a little wonder of nature: it was as though it were made of hundreds of smooth, cylindrical rocks, all of different sizes and some taller than others. They were arranged like a strange flight of stairs leading to the sea, the shortest stones being closest to it. He'd found a rock that fit his tastes in terms of height, and he was sat on it.</text:span></text:p>
      <text:p text:style-name="Normal"><text:span text:style-name="T2">“There's always a chance that you've gone crazy and started seeing things, so with that in mind it </text:span><text:span text:style-name="T4">is</text:span><text:span text:style-name="T2"> still a belief,” and as he said that, a big wave erupted before him upon hitting the cliff, maybe the sea's way of expressing its disapproval.</text:span></text:p>
      <text:p text:style-name="Normal"><text:span text:style-name="T3">But then, why would I be the one who's crazy? Why not everyone else? </text:span></text:p>
      <text:p text:style-name="Normal"><text:span text:style-name="T2">“Statistically, that's highly improbable.”</text:span></text:p>
      <text:p text:style-name="Normal"><text:span text:style-name="T3">So it's highly probable that I've gone crazy then? </text:span><text:span text:style-name="T2">he asked mockingly.</text:span></text:p>
      <text:p text:style-name="Normal"><text:span text:style-name="T2">“...”</text:span></text:p>
      <text:p text:style-name="Normal"><text:span text:style-name="T2">A breeze blew by softly, the waves travelled mindlessly, but... There was no answer. Only silence. It was enough of an answer, and he had no counterargument to it. </text:span></text:p>
      <text:p text:style-name="Normal"><text:span text:style-name="T2">The Sun was starting to get low on the horizon, the sky was as cloudless as it had been all day long. No one would brand him a madman if he were to say those two things. And yet, here he was questioning his own sanity, questioning the same senses that had perceived the reflected sunlight and had felt the same wind that drew away the clouds. After all, these very senses told him tsunamis live in dens.</text:span></text:p>
      <text:p text:style-name="Normal"><text:span text:style-name="T2">“Sigh... It's been a long day.”</text:span></text:p>
      <text:p text:style-name="Normal"><text:span text:style-name="T2">As it happened, he'd had a little adventure before getting back here. It was a hobby of his to explore virtually anything that looked remotely interesting to him, and he had a preference for caves and other natural formations. So it was only natural that when he sighted one's entrance some distance from the beach, he'd wanted to go in. He'd entered the cave full of curiosity, and now, he sat on the rocky cliff with nothing but regrets. He took a deep breath, then sighed again. A single thought passed his mind.</text:span></text:p>
      <text:p text:style-name="Normal"><text:span text:style-name="T2">“...What the actual fuck did I witness...”</text:span></text:p>
      <text:p text:style-name="Normal"><text:span text:style-name="T2">The cave was actually an opening into the cliff-side, and while the opening was rather large, its insides were impossibly gargantuan. After all, they needed to be, in order to host the leviathans that they hosted. While the ceiling was not much taller than the entrance, the confining walls were out of sight, leaving only darkness in their place. A stream of seawater constantly flowed in from the opening, but as the ground seemingly disappeared upon entering, the stream would transform into a small waterfall. Its little journey would then end when it joined with an underground lake. The lake's depth and width were unknown, and they would stay so for a long, long time.</text:span></text:p>
      <text:p text:style-name="Normal"><text:span text:style-name="T2">While he hadn't been reckless enough to take a step into the void and a dive into the lake, he had been unlucky enough to have a strong wave make him do so. But if the wave that had pushed him in was strong, then he didn't know what to call the one that had eventually thrown him out. </text:span><text:span text:style-name="T3">A force of nature,</text:span><text:span text:style-name="T2"> was the best he could do. It had been a long day for him. </text:span></text:p>
      <text:p text:style-name="Normal"/>
      <text:p text:style-name="Normal"/>
      <text:p text:style-name="Normal"/>
      <text:p text:style-name="Normal"><text:tab/>She felt her mind slipping away from her grasp. Slowly, steadily, it was becoming free. The restrictions her heart posed were becoming looser and looser, in exchange, what her mind showed her was dreamier, and clearer. She remembered when she was five and made mom despair by spilling milk on the floor for the fourth time that day, she saw images of her slightly older self imagining waterfalls into existence and having them fall on the dry park grounds, and her mind showed her glimpses of trains passing through the waterfalls, uncaring. Those last memories didn't exist, they were being forged on the fly, and others of their kin soon came to flood her inner vision. She felt her mind slipping away from her grasp, as she was falling asleep. The closer she was to falling asleep, the closer her imagination was to reaching its peak. And the moment it finished carving veins into the leaves of the last tree, the moment it finished building the world she'd dream into, an instant before slumber took her over, she seized control of her own mind, she fixed firm reins on her own imagination. And just as she did in reality, she used it to create whatever her heart told her to create. Tonight, that would be a door, the kind she could only create when at her zenith: a door to another reality. Her subconscious had adorned it with vines; she opened it and a blinding light greeted her from beyond it. </text:p>
      <text:p text:style-name="Normal"><text:tab/>Her hand protected her eyes as she stepped in, and as the light's intensity diminished, she let go. She was in a forest. Her first steps had been into dried out autumn leaves; the westering sun gave the day an orange tint as it approached the horizon. But she couldn't see it. The trees around her wouldn't allow her to: they were too proud to do so. And, as strange as this was, she understood them. In appearance, they resembled pine trees that had grown leaves, but in terms of size, pines might as well have been toothpicks to them. Every last one of them was a colossal monolith, the smallest of which dwarfed the greatest behemoths she'd ever imagined. Man may have scraped the skies in his world, but here, nature held it up with her own wooden arms. At their base, the trunks were wider than most trains were long, and they were likely tall enough to rival mountains. It was little wonder they stood so proud, it was little wonder they stood up to the sun. </text:p>
      <text:p text:style-name="Normal"><text:tab/>Their foliage was lush, the bed of leaves at their feet was still thin; this world was in early autumn. The trees may have been imposing, but they did nothing as she approached one of them. Their size may have been intimidating, but as she reached out a hand to touch the bark, they simply stood in silence. She liked peaceful giants. She took a deep breath and closed her eyes, and as she did so, it was as though she fell asleep. She was once again walking towards the tree, but her body felt heavy, weighted down by armour and the sword at her side, her right leg hurt, and the hand she extended towards the bark was tired. “Hey...” she said in a voice she didn't recognize, “I'm a bit hungry”. She turned her back to the tree and collapsed against it. Not long after, fruits softly landed close to her. She ate them and rested for a while, then, after a “Thank you,” left in search of water.</text:p>
      <text:p text:style-name="Normal"><text:tab/>She opened her eyes to find that none of that was true. She opened her eyes to find that it was but a dream within a dream<text:span text:style-name="T1">. </text:span>Except for the fruit. One was slowly falling her way. It looked like a giant blue mango, its stalk had an array of blade-like leaves attached to it, and those would act like a sort of parachute, spinning like fans with the fruit as it fell. She very much enjoyed it, it was sweet. She thanked the tree too.</text:p>
      <text:p text:style-name="Normal"><text:tab/>Because of their dimension and how much they spanned from their longest branch to its symmetric opposite, there was a lot of space between each tree. Somewhere, not far from her, there was a river. Just as she could hear the leaves rustle in the wind and the birds hidden among them, she could also hear water flowing on the ground. It was somewhere to her left. The giant trees' roots had deformed the earth, so the uneven ground had many slopes and depressions. After climbing one, she found it. It was, in a way, the polar opposite of the proud colossi. It was a relatively small stream, fairly wide yet shallow in depth, weaving between the obstacles in its way. But it was crystal clear. She could plainly see the stones that lie in its bed, the flora that was growing in it, and the fish that called it home. It felt unassuming, it felt humble. It was gentle. She liked it too. So, she went to take a seat at the rocky riverside. It was there, hiding among the stones and half-covered in moss, that she found an iron helm.</text:p>
      <text:p text:style-name="Normal">“...”</text:p>
      <text:p text:style-name="Normal"><text:tab/>Maybe there was more to it than just a dream.</text:p>
      <text:p text:style-name="Normal"><text:tab/>On the green moss covering the iron, on the bare stone surrounding it, and in the river in front of them, drops of water began to fall. It was raining. The sky was clear of branches above them, and the clouds had turned greyer, but not to the point of obstructing sunrays. It was raining lightly on a sunlit late afternoon. At first, she allowed the raindrops to hit her bare shoulders.</text:p>
      <text:p text:style-name="Normal">“Ah.”</text:p>
      <text:p text:style-name="Normal"><text:tab/>Only then did she notice that she was wearing a plain white dress. It didn't belong to her, so it probably belonged to this world. She didn't want anything happening to it, so she let a flying umbrella exist just above her and sat on a newly-born swing that hung from the heavens. Her feet were bare too, and she dipped them in the water. This led her to remember, memories that weren't hers. In them, she and a great white wolf were fighting a mechanical human, a strange golem of metal that had lost its right arm, and they'd led it to the river because it had vulnerabilities to water. The monster was at least twice her size, and her sword was completely ineffective on most of it; they had to create openings to strike it in weak spots. The wolf had run to its right then leaped at it from there, earning its wrath and its full attention. This allowed her to attack it from behind and slash at the back of its knee with full force. Thus, they'd managed to cut off one of its legs, forcing it to kneel, only for it to get up and fight one-legged as though it always had.</text:p>
      <text:p text:style-name="Normal"><text:tab/>But the memories weren't hers, and they ended there.</text:p>
      <text:p text:style-name="Normal">“And yet...”</text:p>
      <text:p text:style-name="Normal"><text:tab/>She knew that somewhere along this river, sleeping in its bed, there lies a strange one-armed and one-legged metal contraption that bore a resemblance to human beings.</text:p>
      <text:p text:style-name="Normal"><text:tab/>The rain had a strange effect on the vegetation it touched: here and there, in the vast spaces between trees where little more than grass lived, seedlings emerged from the earth. They seemed in a hurry to grow up. They first rose a little higher than the green blades around them, then they would blossom into colourful flowers and stand as tall as they possibly could. But beyond the bank opposite her, in particularly wide grounds, a single white flower bloomed. It was alone, just like her, so she took an interest to it. An imaginary bridge with planks made of light manifested across the river, and in the company of a flying umbrella, she took it to ford the waters. Her bare feet now in the wet grass, she made a few steps towards the lone flower.</text:p>
      <text:p text:style-name="Normal">“Hi.”</text:p>
      <text:p text:style-name="Normal"><text:tab/>She paused, awaiting an answer she knew wouldn't come. She crouched down to get closer, all the while careful not to dirty her white dress.</text:p>
      <text:p text:style-name="Normal">“I wonder how long you'll stay like this...” she said to herself. </text:p>
      <text:p text:style-name="Normal"><text:span text:style-name="T1">I hope you stay healthy and won't wilt soon...</text:span> she meant to it.</text:p>
      <text:p text:style-name="Normal">“Woof,” it answered.</text:p>
      <text:p text:style-name="Normal">“...”</text:p>
      <text:p text:style-name="Normal"><text:tab/>It took her a second to realize that flowers don't bark, and that if they did, the sound should come from them, not from directly above her. So, she turned her head upwards. Her eyes met with a wolf's that were looking downwards. </text:p>
      <text:p text:style-name="Normal">“...”</text:p>
      <text:p text:style-name="Normal">“...”</text:p>
      <text:p text:style-name="Normal"><text:tab/>They stayed like that for a while. It was a white wolf, blue-eyed, similar to the one she remembered earlier. But if the one from those memories was a great white wolf, then this one was gigantic. Its head might be level with hers if she stood up. Still, neither of them moved. Its incredible size might have also been exaggerated by its thick fur: from head to tail, it was covered in a majestic mantle. And it was upon seeing this that her predatory instincts took over. At first, she slowly extended her arms towards the wolf's neck, careful not to alarm it. As soon as they reached their target, it happened in a flash. Using the grip she had on it and coupling it with experience and strength, she pulled herself up and slightly sideways, then landed on the wolf's back. The movement was swift; it was as though she were on a swing and made a full rotation around the bar, only, she did it with no momentum, much more quickly and needed to rotate only a little past the top. </text:p>
      <text:p text:style-name="Normal"><text:tab/>The wolf had been caught off-guard, and she had to keep it calm before it could panic. She'd begun sharing her heart, but it wasn't long before she realized that it wasn't panicking at all. It didn't seem to perceive her as a threat. Instead, their positions now reversed, its head was turned upwards, and it just looked at her inquisitively. It wanted an explanation, she owed it to the wolf, so she explained herself:</text:p>
      <text:p text:style-name="Normal">“Can I hug you?”</text:p>
      <text:p text:style-name="Normal"><text:tab/>She was sitting on the giant wolf's back, its fur was as fluffy as she'd imagined it would be despite the light rain, and now, she was hugging it. It was warm. </text:p>
      <text:p text:style-name="Normal">Her flying umbrella had grown much larger for her new friend, who didn't like having a wet fur for how heavy it could get. New flowers had risen from the ground, and the white one wasn't alone any longer. The vast greenery was now more colourful than ever, but the new white flowers that bloomed were still peculiar: they formed a curvy line, as though they were marking a path. </text:p>
      <text:p text:style-name="Normal">“Hey, I'm going to follow them, what about you?” she asked the wolf.</text:p>
      <text:p text:style-name="Normal"><text:tab/>Her intentions were to get off it as it might not have liked being ridden like a horse, but as she jumped down it looked at her with a slight hint of sadness and reproachfulness. So she jumped back on. </text:p>
      <text:p text:style-name="Normal">“...You must have been lonely... Me too, I'll be with you.”</text:p>
      <text:p text:style-name="Normal"><text:tab/>It might have been big on the outside, but on the inside, it was a child. In her case, she'd been lonely, but she hadn't been alone. The wolf might not have been so lucky; souls don't grow up when they're truly alone. Now, together, they would follow the trail of white flowers, wherever it may lead.</text:p>
      <text:p text:style-name="Normal"><text:tab/>During their travel, the wolf had broken into a run, forcing her to hold on tightly to its fur, something she wasn't particularly averse to. As she got used to the speed, she gained the confidence to be looser on her grip and look around more. The farther they went, the more frequently she saw cuts and gashes in the surrounding trees' barks. A deeply orange resin seeped out from them, now hardened and crystallized from exposure to the elements. There was no telling when any of those cuts had been made, but they were worrying for how deep and large they were. The wolf paid them no heed, slowing down only when it started getting tired. By now the rain had stopped; the last white flower was at the edge of a clearing, and in the middle of that clearing were the metal carcasses of three iron golems, lying next to one another. Thanks to them, she discovered that the right arm that was missing in those memories would've had a massive chainsaw attached to it. Not far behind them, there was one of the titans that made up this forest, one of the trees that stood tall as a mountain, and it had been made to stand no more. It had been felled. An immense stump was left where it once was, and the impossibly wide trunk, now hollowed out and covered in moss, was a gigantic opening, leading to a long cavern whose walls were the thick bark.</text:p>
      <text:p text:style-name="Normal"><text:tab/>It was getting dark when the wolf entered the clearing and stopped before the golems. It did not look at them kindly. In fact, it growled, because one of them wasn't dead. These golems were tall machines, twice as much as the average person. Their limbs and bodies were comparatively slender but looked extremely robust. They were of a matte, rusty brown colour, mossy, and on one of them mushrooms had grown. No two golems were exactly the same, they had unique heads and left arms, as well as some identification on their chest, written in red in a script she couldn't understand. The one that wasn't dead had a crest on its head; it reminded her of helms that centurions of ancient times would wear. It had green lights for eyes; they were the only part of it that still moved. It looked at them, but its interest was ephemeral, its eyes soon moved towards the golem to its left and stayed there. </text:p>
      <text:p text:style-name="Normal"><text:tab/>She, on the other hand, was intrigued by it, but at the same time she couldn't ignore the hatred rising within the wolf's heart, not to mention the fallen tree not far ahead of them. If there was any reason for her to be brought here, she thought it would be that tree, and, if they still lingered, its memories. So, she lowered herself until she could whisper into the wolf's ear.</text:p>
      <text:p text:style-name="Normal">“Hey, let's go to the stump,” she said in a soothing voice. At first, the wolf kept growling, but then it decided that the golem's face was too sickening to stand any longer, so it listened to her instead.</text:p>
      <text:p text:style-name="Normal"><text:tab/>And yet, she was wrong on why she was brought here. The green-eyed machine had been lying on the ground for hundreds of years now, always alternating between a long dormant phase and an instant of activity. In that instant, it would do nothing more than absorb any lifeform that was under its left hand, then it would hibernate again. The lifeforms mainly consisted of grass and fungi, but that was more than enough to break even in terms of fuel consumption. Thus, over the years, it would very slowly accumulate energy, sleeping away until grass grew to its tallest before reactivating like clockwork. Its goal was to perform a certain operation, and while it was still years away from obtaining the necessary fuel, a scan showed that the iron carcass to its left could provide it. Time had rusted its armour, but its perfectly insulated internals were intact, so it had little issues moving its left arm. It turned an open palm towards the dead golem's chest, and from it a metal tube shot out, piercing past the armour, straight into the target's fuel tank. </text:p>
      <text:p text:style-name="Normal"><text:tab/>The girl and the wolf were exploring the cavern that the tree's trunk had formed when the walls echoed the metallic impact. It resounded like an alarm. They immediately rushed out, fearing that the golem had somehow reawakened. As it turned out, they hadn't feared enough. In the short time it took them to exit, it had cannibalized the other two machines: it had broken off the arms of one and beheaded the other, then re-attached the arms and the torso to itself. In the short period of time since they'd last seen it, it had transformed into a four-armed iron centaur. She couldn't help but be impressed by what she saw. The speed and ease with which it was done, how natural the new golem looked instead of being an abomination, these things meant that the machines had been designed with the ability to fuse. </text:p>
      <text:p text:style-name="Normal"><text:tab/>The giant wolf let off a few short barks, but the beast before it was twice its size, and its great fangs and claws had failed to damage it in the past. What's more, its own best weapons paled in front of the two chainsaws the centaur had on its right arms, however old they were, let alone any other hidden weapon. As such, it was all it could do to keep its distance and growl at it from a defensive posture. And then, the girl gently caressed its head. The wolf felt that strange sensation again, it was as though it knew exactly what the girl felt. And she was calm, and she was confident. She lowered herself once more to whisper in its ear. Her words were a single command.</text:p>
      <text:p text:style-name="Normal">“Do as I say.”</text:p>
      <text:p text:style-name="Normal"><text:tab/>The wolf relaxed under her. Despite the height difference, it now stood equal to the centaur. Its eyes neither feared it nor challenged it. They were alert, simply observing its every movements. <text:span text:style-name="T1">'Good',</text:span> she thought. Sharing her heart did calm it down. For the time being, they would wait for the golem to show its hand. In all likelihood, it had a mission it needed to accomplish, and she wanted to know more about it. It did not disappoint. After deciding she and the wolf weren't threats, it emitted three sonar pulses.</text:p>
      <text:p text:style-name="Normal"/>
      <text:p text:style-name="P1">*</text:p>
      <text:p text:style-name="Normal"/>
      <text:p text:style-name="Normal"><text:tab/>Night would soon fall upon the clearing. The passing sound waves had sent shivers down her spine. What had they been for? Was it searching for something? It was immobile as it listened to returning signals. Then, seemingly satisfied, it turned its back to them. The centaur then headed towards the nearest tree. She had a bad feeling about this. Despite how menacing they were, the chainsaws were all rusty, there was simply no way they could do more than serve as blunt blades, regardless of the technology. And yet, the centaur still advanced towards the tree. Using the wolf's speed, they raced past it, putting themselves between it and the tree. However, before any attempts at communication could be made, it raised both left hands to them, palms open. Her instincts screamed at her. In an instant, she'd created a stone wall. Two metal tubes shot straight through it. The wolf jumped out of the way. The tubes missed them by a hair, but they hit their true target: the tree behind them. She did not turn to look at what they did. Instead, she thrust the wall forward, and it shattered upon impacting the golem. But the golem barely registered the hit. It stood still, long tubes protruding from each of its left hands.</text:p>
      <text:p text:style-name="Normal"><text:tab/>Whatever it was doing, she decided it was hostile. Her first thought was to cut off the tubes, but her instincts told her to make use of its immobility somehow. She ordered the wolf to run behind its back, and from there an easy plan formed in her mind. A great blade appeared mid-air. It spun at high speeds like a boomerang, and she directed it at the centaur's legs, specifically at the back of its knees. It sliced straight through them, causing the centaur to collapse and the metal tubes to break off. From the latter, a viscous liquid oozed out. The falling night made its colour unclear, but it appeared dark orange. The centaur raised itself on its knees, then started reattaching its legs as though it were putting shoes on. She hadn't expected this, but instead of trying to interrupt it she decided to execute the second part of her plan: hide. With the wolf's speed, it was easy to do so before it saw them. They found themselves behind another tree. However, this also meant that they were far away from the golem, not to mention that they couldn't see it. She'd completely overlooked these aspects, and now had to find a way around them. Her original objective was to strike unseen, but it may have needed to evolve into hit-and-run tactics. Until the wolf chipped in. First, it took a few steps back. It made a little hop, forcing her to hug it, then dashed at their tree's trunk. On it, for a few seconds, it basically ran vertically, stopping only when it had reached and climbed one of the massive lower branches. From there, after stealthily jumping from branch to branch, it regained sight of the clearing as well as the golem. Now, however, they were hidden in the leaves; she could strike with impunity.</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